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cliente (</text:p>
      <text:p text:style-name="Standard">id integer primary key auto_increment,</text:p>
      <text:p text:style-name="Standard">nome varchar(25),</text:p>
      <text:p text:style-name="Standard">telefone varchar(15),</text:p>
      <text:p text:style-name="Standard">profissao varchar(25),</text:p>
      <text:p text:style-name="Standard">datanascimento date,</text:p>
      <text:p text:style-name="Standard">sexo varchar(15),</text:p>
      <text:p text:style-name="Standard">cidade varchar(15),</text:p>
      <text:p text:style-name="Standard">estado varchar(15),</text:p>
      <text:p text:style-name="Standard">endereço varchar(40)</text:p>
      <text:p text:style-name="Standard"/>
      <text:p text:style-name="Standard">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9:10:09.593911382</meta:creation-date>
    <dc:date>2023-03-07T19:11:33.601231577</dc:date>
    <meta:editing-duration>PT1M24S</meta:editing-duration>
    <meta:editing-cycles>1</meta:editing-cycles>
    <meta:generator>LibreOffice/7.0.4.2$Linux_X86_64 LibreOffice_project/00$Build-2</meta:generator>
    <meta:document-statistic meta:table-count="0" meta:image-count="0" meta:object-count="0" meta:page-count="1" meta:paragraph-count="11" meta:word-count="26" meta:character-count="217" meta:non-whitespace-character-count="202"/>
  </office:meta>
</office:document-meta>
</file>